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9.11pt"/>
    </style:style>
    <style:style style:name="co3" style:family="table-column">
      <style:table-column-properties fo:break-before="auto" style:column-width="136.46pt"/>
    </style:style>
    <style:style style:name="ro1" style:family="table-row">
      <style:table-row-properties style:row-height="19.84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Anti-Pattern</text:p>
          </table:table-cell>
          <table:table-cell/>
          <table:table-cell table:style-name="ce3"/>
          <table:table-cell table:style-name="ce1" office:value-type="string" calcext:value-type="string">
            <text:p>Pattern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api/getallcustomers</text:p>
          </table:table-cell>
          <table:table-cell table:style-name="ce3"/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api/customers</text:p>
          </table:table-cell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api/deletecustomer?id=12</text:p>
          </table:table-cell>
          <table:table-cell table:style-name="ce3"/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/api/customers/4</text:p>
          </table:table-cell>
        </table:table-row>
        <table:table-row table:style-name="ro1"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/api/getcustomers?beginsWith=a</text:p>
          </table:table-cell>
          <table:table-cell table:style-name="ce3"/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api/customers?beginsWith=a</text:p>
          </table:table-cell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api/getcustomerbyid?id=4</text:p>
          </table:table-cell>
          <table:table-cell table:style-name="ce3"/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api/customers/4</text:p>
          </table:table-cell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api/getaddressesforcustomer?customerId=4</text:p>
          </table:table-cell>
          <table:table-cell table:style-name="ce3"/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api/customers/4/addresses</text:p>
          </table:table-cell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api/addcustomer</text:p>
          </table:table-cell>
          <table:table-cell table:style-name="ce3"/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/api/customers</text:p>
          </table:table-cell>
        </table:table-row>
        <table:table-row table:style-name="ro1"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/api/updatecustomer</text:p>
          </table:table-cell>
          <table:table-cell table:style-name="ce3"/>
          <table:table-cell table:style-name="ce2" office:value-type="string" calcext:value-type="string">
            <text:p>PUT</text:p>
          </table:table-cell>
          <table:table-cell table:style-name="ce2" office:value-type="string" calcext:value-type="string">
            <text:p>/api/customers/4</text:p>
          </table:table-cell>
        </table:table-row>
        <table:table-row table:style-name="ro1"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/api/deletecustomer?id=4</text:p>
          </table:table-cell>
          <table:table-cell table:style-name="ce3"/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/api/customers/4</text:p>
          </table:table-cell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api/handlecustomer?action=delete&amp;id=4</text:p>
          </table:table-cell>
          <table:table-cell table:style-name="ce3"/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/api/customers/4</text:p>
          </table:table-cell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api/customer/4</text:p>
          </table:table-cell>
          <table:table-cell/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api/customers/4</text:p>
          </table:table-cell>
        </table:table-row>
        <table:table-row table:style-name="ro1" table:number-rows-repeated="104856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4:17:40.865000000</meta:creation-date>
    <dc:date>2017-12-06T11:39:06.020000000</dc:date>
    <meta:editing-duration>PT21H21M25S</meta:editing-duration>
    <meta:editing-cycles>2</meta:editing-cycles>
    <meta:generator>LibreOffice/5.3.3.2$Windows_X86_64 LibreOffice_project/3d9a8b4b4e538a85e0782bd6c2d430bafe583448</meta:generator>
    <meta:document-statistic meta:table-count="1" meta:cell-count="42" meta:object-count="0"/>
  </office:meta>
</office:document-meta>
</file>